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Sans1" svg:font-family="'Noto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cription</text:p>
      <text:p text:style-name="Standard"/>
      <text:p text:style-name="Standard">What:</text:p>
      <text:p text:style-name="Standard"/>
      <text:p text:style-name="Standard">Develop a solution that identifies and captures specific artifacts from the Dell support landing page for non-tagged products in the product catalog (starting with US). The captured information should be stored in a database in a structured format for further analysis.</text:p>
      <text:p text:style-name="Standard"/>
      <text:p text:style-name="Standard">Steps to Complete:</text:p>
      <text:p text:style-name="Standard"/>
      <text:p text:style-name="Standard">*Access Dell Support Landing Page: Navigate to the Dell support landing page</text:p>
      <text:p text:style-name="Standard"/>
      <text:p text:style-name="Standard">https://www.dell.com/support/home/en-us</text:p>
      <text:p text:style-name="Standard"/>
      <text:p text:style-name="Standard">*Browse Products: Click on "Browse all products" to open the product catalog.</text:p>
      <text:p text:style-name="Standard"/>
      <text:p text:style-name="Standard">*Explore Sub-Catalogs: In the new pop-up window, select each sub-catalog and browse<text:line-break/></text:p>
      <text:p text:style-name="Standard">*Select Product Models: For each category, select the models aligned with it (this will open a new page).</text:p>
      <text:p text:style-name="Standard"/>
      <text:p text:style-name="Standard">*Capture Product Information:</text:p>
      <text:p text:style-name="Standard"/>
      <text:p text:style-name="Standard">From the product page, select the "Contact Support" tab on the IPS/DEP page. In the accordion section, select "Technical Support." On the subsequent page, utilize the dropdown menu below "For contact support options" to select an issue and click Next.</text:p>
      <text:p text:style-name="Standard"/>
      <text:p text:style-name="Standard">*Issue Type Selection: For each issue type (e.g., Video Display Issues), click Next.</text:p>
      <text:p text:style-name="Standard"/>
      <text:p text:style-name="Standard">Capture the following details:</text:p>
      <text:p text:style-name="Standard"/>
      <text:p text:style-name="Standard">1. Recommended Support Channel.</text:p>
      <text:p text:style-name="Standard"/>
      <text:p text:style-name="Standard">Other listed channels under "Available Support Options" and "Additional Support Options."</text:p>
      <text:p text:style-name="Standard"/>
      <text:p text:style-name="Standard"/>
      <text:p text:style-name="Standard">For each channel captured, log the channel title, description, button text, and button status (enabled or greyed out).</text:p>
      <text:p text:style-name="Standard"/>
      <text:p text:style-name="Standard">2. Learning Resources:</text:p>
      <text:p text:style-name="Standard"/>
      <text:p text:style-name="Standard">Capture all links displayed under "Learning Resources," including:</text:p>
      <text:p text:style-name="Standard"/>
      <text:p text:style-name="Standard">URL, Link Text, Category (e.g., Downloads and Drivers)</text:p>
      <text:p text:style-name="Standard"/>
      <text:p text:style-name="Standard">For each captured link, identify the HTTPS status code (e.g., 200, 404, 300).</text:p>
      <text:p text:style-name="Standard"/>
      <text:p text:style-name="Standard"/>
      <text:p text:style-name="Standard">*Data Storage Format:</text:p>
      <text:p text:style-name="Standard"/>
      <text:p text:style-name="Standard">Store the captured information in the following structured format in the database:</text:p>
      <text:p text:style-name="Standard"/>
      <text:p text:style-name="Standard"><text:soft-page-break/>Country: Example - US</text:p>
      <text:p text:style-name="Standard"/>
      <text:p text:style-name="Standard">Family: Example - Desktops &amp; All-in-Ones</text:p>
      <text:p text:style-name="Standard"/>
      <text:p text:style-name="Standard">LOB: Example - OptiPlex</text:p>
      <text:p text:style-name="Standard"/>
      <text:p text:style-name="Standard">Product Name: Example - OptiPlex Tower Plus 7010</text:p>
      <text:p text:style-name="Standard"/>
      <text:p text:style-name="Standard">Product Code: Example - optiplex-7010-plus-desktop (captured from URL)</text:p>
      <text:p text:style-name="Standard"/>
      <text:p text:style-name="Standard">Issue Type: Example - Video Display Issues</text:p>
      <text:p text:style-name="Standard"/>
      <text:p text:style-name="Standard">Recommended Channel: [Details captured]</text:p>
      <text:p text:style-name="Standard"/>
      <text:p text:style-name="Standard">Other Channels: [Multiple channels captured in columns]</text:p>
      <text:p text:style-name="Standard"/>
      <text:p text:style-name="Standard">Learning Resources: [List of captured resources and other details]</text:p>
      <text:p text:style-name="Standard"/>
      <text:p text:style-name="Standard"/>
      <text:p text:style-name="Standard">Acceptance Criteria:</text:p>
      <text:p text:style-name="Standard"/>
      <text:p text:style-name="Standard">Code successfully navigates the Dell support landing page and captures the required artifacts accurately.</text:p>
      <text:p text:style-name="Standard"/>
      <text:p text:style-name="Standard">All captured information is stored in the specified format in the database.</text:p>
      <text:p text:style-name="Standard"/>
      <text:p text:style-name="Standard">The solution handles HTTP errors gracefully and logs the status codes for learning resour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Sans1" svg:font-family="'Noto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Noto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Noto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oto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ot </meta:initial-creator>
    <meta:creation-date>2025-02-27T11:16:51</meta:creation-date>
    <meta:document-statistic meta:table-count="0" meta:image-count="0" meta:object-count="0" meta:page-count="2" meta:paragraph-count="35" meta:word-count="340" meta:character-count="2335"/>
    <dc:date>2025-02-27T11:22:45</dc:date>
    <dc:creator>root </dc:creator>
    <meta:editing-duration>PT5M55S</meta:editing-duration>
    <meta:editing-cycles>1</meta:editing-cycles>
    <meta:generator>OpenOffice/4.1.15$Unix OpenOffice.org_project/4115m2$Build-9813</meta:generator>
  </office:meta>
</office:document-meta>
</file>